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font-weight="bold" style:font-weight-asian="bold" style:font-weight-complex="bold" fo:font-size="11pt" style:font-size-asian="11pt" style:font-size-complex="11pt"/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a xlink:href="https://www.figma.com/design/vaePArMLeeWI4cRmC0G8QQ/ux-assignment?node-id=0-1&amp;p=f&amp;t=wzxHLUx8ezICoqJd-0" office:target-frame-name="_top" xlink:show="replace"><text:span text:style-name="T2">https://www.figma.com/design/vaePArMLeeWI4cRmC0G8QQ/ux-assignment?node-id=0-1&amp;p=f&amp;t=wzxHLUx8ezICoqJd-0</text:span></text:a><text:span text:style-name="T3">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vertical-align="auto" fo:margin-top="0.25in" fo:margin-bottom="0.0555in" fo:line-height="115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style:vertical-align="auto" fo:margin-top="0.1111in" fo:margin-bottom="0.0555in" fo:line-height="115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style:vertical-align="auto" fo:margin-top="0.1111in" fo:margin-bottom="0.0555in" fo:line-height="115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style:vertical-align="auto" fo:margin-top="0.0555in" fo:margin-bottom="0.0277in" fo:line-height="115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style:vertical-align="auto" fo:margin-top="0.0555in" fo:margin-bottom="0.0277in" fo:line-height="115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style:vertical-align="auto" fo:margin-top="0.0277in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style:vertical-align="auto" fo:margin-top="0.0277in" fo:margin-bottom="0in" fo:line-height="115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style:vertical-align="auto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style:vertical-align="auto" fo:margin-bottom="0in" fo:line-height="115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style:vertical-align="baseline" fo:line-height="11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style:vertical-align="auto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style:vertical-align="auto" fo:line-height="115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style:vertical-align="auto" fo:margin-top="0.1111in" fo:line-height="115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style:vertical-align="auto" fo:line-height="115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style:vertical-align="auto" fo:margin-top="0.25in" fo:margin-bottom="0.25in" fo:line-height="115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raj Parmar (2402847)</meta:initial-creator>
    <dc:creator>Viraj Parmar (2402847)</dc:creator>
    <meta:creation-date>2025-04-14T09:36:00Z</meta:creation-date>
    <dc:date>2025-04-14T09:37:00Z</dc:date>
    <meta:template xlink:href="Normal.dotm" xlink:type="simple"/>
    <meta:editing-cycles>1</meta:editing-cycles>
    <meta:editing-duration>PT0S</meta:editing-duration>
    <meta:document-statistic meta:page-count="1" meta:paragraph-count="1" meta:word-count="33" meta:character-count="222" meta:row-count="1" meta:non-whitespace-character-count="190"/>
  </office:meta>
</office:document-meta>
</file>